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1980" officeooo:paragraph-rsid="001a1980"/>
    </style:style>
    <style:style style:name="P2" style:family="paragraph" style:parent-style-name="Standard">
      <style:text-properties officeooo:rsid="001bfa03" officeooo:paragraph-rsid="001bfa03"/>
    </style:style>
    <style:style style:name="P3" style:family="paragraph" style:parent-style-name="Standard">
      <style:text-properties officeooo:rsid="001d077d" officeooo:paragraph-rsid="001d077d"/>
    </style:style>
    <style:style style:name="P4" style:family="paragraph" style:parent-style-name="Standard">
      <style:text-properties officeooo:rsid="001ee50c" officeooo:paragraph-rsid="001ee50c"/>
    </style:style>
    <style:style style:name="P5" style:family="paragraph" style:parent-style-name="Standard">
      <style:text-properties officeooo:rsid="00206b72" officeooo:paragraph-rsid="00206b72"/>
    </style:style>
    <style:style style:name="P6" style:family="paragraph" style:parent-style-name="Standard">
      <style:text-properties officeooo:rsid="00206b72" officeooo:paragraph-rsid="00263a0e"/>
    </style:style>
    <style:style style:name="P7" style:family="paragraph" style:parent-style-name="Standard">
      <style:text-properties officeooo:rsid="0021796c" officeooo:paragraph-rsid="0021796c"/>
    </style:style>
    <style:style style:name="P8" style:family="paragraph" style:parent-style-name="Standard">
      <style:text-properties officeooo:rsid="0023d233" officeooo:paragraph-rsid="00250a58"/>
    </style:style>
    <style:style style:name="P9" style:family="paragraph" style:parent-style-name="Standard">
      <style:text-properties officeooo:rsid="0023d233" officeooo:paragraph-rsid="00282f26"/>
    </style:style>
    <style:style style:name="P10" style:family="paragraph" style:parent-style-name="Standard">
      <style:text-properties officeooo:rsid="00250a58" officeooo:paragraph-rsid="00250a58"/>
    </style:style>
    <style:style style:name="P11" style:family="paragraph" style:parent-style-name="Standard">
      <style:text-properties officeooo:rsid="00263a0e" officeooo:paragraph-rsid="00263a0e"/>
    </style:style>
    <style:style style:name="P12" style:family="paragraph" style:parent-style-name="Standard">
      <style:text-properties officeooo:rsid="00282f26" officeooo:paragraph-rsid="00282f26"/>
    </style:style>
    <style:style style:name="P13" style:family="paragraph" style:parent-style-name="Standard">
      <style:text-properties officeooo:rsid="0028d31f" officeooo:paragraph-rsid="0028d31f"/>
    </style:style>
    <style:style style:name="P14" style:family="paragraph" style:parent-style-name="Standard">
      <style:text-properties officeooo:rsid="00206b72" officeooo:paragraph-rsid="00206b72"/>
    </style:style>
    <style:style style:name="P15" style:family="paragraph" style:parent-style-name="Standard">
      <style:text-properties officeooo:rsid="00206b72" officeooo:paragraph-rsid="002978d8"/>
    </style:style>
    <style:style style:name="T1" style:family="text">
      <style:text-properties officeooo:rsid="001bfa03"/>
    </style:style>
    <style:style style:name="T2" style:family="text">
      <style:text-properties officeooo:rsid="001d077d"/>
    </style:style>
    <style:style style:name="T3" style:family="text">
      <style:text-properties officeooo:rsid="001ee50c"/>
    </style:style>
    <style:style style:name="T4" style:family="text">
      <style:text-properties officeooo:rsid="00227bd1"/>
    </style:style>
    <style:style style:name="T5" style:family="text">
      <style:text-properties officeooo:rsid="00250a58"/>
    </style:style>
    <style:style style:name="T6" style:family="text">
      <style:text-properties officeooo:rsid="00263a0e"/>
    </style:style>
    <style:style style:name="T7" style:family="text">
      <style:text-properties officeooo:rsid="00282f26"/>
    </style:style>
    <style:style style:name="T8" style:family="text">
      <style:text-properties officeooo:rsid="0028d31f"/>
    </style:style>
    <style:style style:name="T9" style:family="text">
      <style:text-properties officeooo:rsid="002978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TR1 Report:</text:p>
      <text:p text:style-name="P1"/>
      <text:p text:style-name="P1">B-B: In addition to current requirements, please add the following:</text:p>
      <text:p text:style-name="P1"/>
      <text:p text:style-name="P1">Introduce a new custom field in the Customer Master: GST Status. In the B-B report, in case the Customer Type is company, but the Customer Billing Address does not have a GSTIN Number, reproduce the value of GST Status for the Customer in a new Column GST Status after the GSTIN Number.</text:p>
      <text:p text:style-name="P1"/>
      <text:p text:style-name="P1">B-C Small: Pull in the Invoice Number in a separate column. Clicking on the Invoice Number should lead the user to the Particular Invoice. Same logic as before If Manual Serial Number is not Blank, then Manual Serial Number. If Manual Serial Number is Blank, then Invoice Series Number.</text:p>
      <text:p text:style-name="P1"/>
      <text:p text:style-name="P1">GSTR-1 Report has a Backgrounder that looks like this</text:p>
      <text:p text:style-name="P1"/>
      <text:p text:style-name="P1"/>
      <text:p text:style-name="P2">GSTR3B report:</text:p>
      <text:p text:style-name="P2"/>
      <text:p text:style-name="P2">Please see file GSTR3B_Excel_Utility_V4.0.xlsm</text:p>
      <text:p text:style-name="P2"/>
      <text:p text:style-name="P10">Change the Invoice Type options in the Purchase Invoice to: Regular and Import from the Existing Regular, SEZ, Export and Deemed Export</text:p>
      <text:p text:style-name="P2"/>
      <text:p text:style-name="P2">Cell C11: Sum the Net Value of Invoices for all Invoices that have IGST or CGST/SGST applicable <text:span text:style-name="T3">and have Invoice Type as Regular in the GST Details section of the Invoice</text:span> for the Month, Year selected in Cell G5, G6</text:p>
      <text:p text:style-name="P2">Cell <text:span text:style-name="T2">D</text:span>11: Sum the <text:span text:style-name="T2">Total Value of IGST Payable for all invoices for the Month, Year selected in Cell G5, G6</text:span></text:p>
      <text:p text:style-name="P3">Cell E11: <text:span text:style-name="T1">Sum the </text:span>Total Value of CGST Payable for all invoices for the Month, Year selected in Cell G5, G6</text:p>
      <text:p text:style-name="P3">Cell F11: <text:span text:style-name="T1">Sum the </text:span>Total Value of SGST Payable for all invoices for the Month, Year selected in Cell G5, G6</text:p>
      <text:p text:style-name="P3">Cell G11: <text:span text:style-name="T1">Sum the </text:span>Total Value of CESS Payable for all invoices for the Month, Year selected in Cell G5, G6</text:p>
      <text:p text:style-name="P3"/>
      <text:p text:style-name="P3">Cell C12: Sum the Net Value of Invoices for all invoices that have <text:span text:style-name="T3">Invoice Type as SEZ, Export or Deemed Export</text:span></text:p>
      <text:p text:style-name="P3">Cell D12, E12 &amp; F12 should be 0 <text:span text:style-name="T3">for these Invoices, but please validate this</text:span></text:p>
      <text:p text:style-name="P3">Cell G12: Sum the Total Cess Payable for Invoices with this logic</text:p>
      <text:p text:style-name="P3"/>
      <text:p text:style-name="P4">Please see this link for more information: <text:a xlink:type="simple" xlink:href="https://www.zoho.com/in/books/kb/gst/difference-bet-nil-exempt.html">https://www.zoho.com/in/books/kb/gst/difference-bet-nil-exempt.html</text:a></text:p>
      <text:p text:style-name="P4"/>
      <text:p text:style-name="P5">Cell C13: Sum the Net Value of Invoices for all Invoices that have no IGST or CGST/SGST</text:p>
      <text:p text:style-name="P5">Cells D13, E13 &amp; F13 Should be 0 as that's the logic you'd be using</text:p>
      <text:p text:style-name="P5">Cell G13: <text:span text:style-name="T2">Sum the Total Cess Payable for Invoices with this logic</text:span></text:p>
      <text:p text:style-name="P5"/>
      <text:p text:style-name="P15">Cell C1<text:span text:style-name="T9">4</text:span>: Sum the Net Value of Invoices for all Invoices that have <text:span text:style-name="T9">Reverse Charge checked in Invoice</text:span></text:p>
      <text:p text:style-name="P15">Cells D13, E13 &amp; F13 Should be <text:span text:style-name="T9">sum of IGST, CGST, SGST Values for all invoices that have reverse charge checked</text:span></text:p>
      <text:p text:style-name="P15">Cell G13: <text:span text:style-name="T2">Sum the Total Cess Payable for Invoices for all invoices that have reverse charge checked</text:span></text:p>
      <text:p text:style-name="P15"><text:soft-page-break/></text:p>
      <text:p text:style-name="P5"/>
      <text:p text:style-name="P5">Cell C15, Produce the Sum of the Net Value of Purchase Invoices that have Reverse Charge ticked as Yes</text:p>
      <text:p text:style-name="P5">Cell D15, Produce the Sum Value of the IGST for these purchase invoices</text:p>
      <text:p text:style-name="P5">Cell E15, F15 Produce the Sum Value of CGST and SGST for these purchase invoices</text:p>
      <text:p text:style-name="P5">Cell G15: Produce the Sum Value of Cess for these Purchase Invoices</text:p>
      <text:p text:style-name="P5"/>
      <text:p text:style-name="P8">Cell C22 is the <text:span text:style-name="T5">Sum of Net Value for Purchase Invoices that have Import (Please see above paragraph about change in options for Invoice Type for Purchase Invoice) and Eligibility for ITC is input.</text:span></text:p>
      <text:p text:style-name="P10">Cell G22 is the Sum of Cess Values for <text:s/>Purchase Invoices that have Import (Please see above paragraph about change in options for Invoice Type for Purchase Invoice) and Eligibility for ITC is input.</text:p>
      <text:p text:style-name="P8"/>
      <text:p text:style-name="P8">Cell C2<text:span text:style-name="T5">3</text:span> is the <text:span text:style-name="T5">Sum of Net Value for Purchase Invoices that have Import (Please see above paragraph about change in options for Invoice Type for Purchase Invoice) and Eligibility for ITC is input service.</text:span></text:p>
      <text:p text:style-name="P10">Cell G23 is the Sum of Cess Values for <text:s/>Purchase Invoices that have Import (Please see above paragraph about change in options for Invoice Type for Purchase Invoice) and Eligibility for ITC is input service.</text:p>
      <text:p text:style-name="P11">Cell C24-G24 is the same as:</text:p>
      <text:p text:style-name="P11"/>
      <text:p text:style-name="P6">Cell C<text:span text:style-name="T6">24</text:span>, Produce the Sum of the Net Value of Purchase Invoices that have Reverse Charge ticked as Yes</text:p>
      <text:p text:style-name="P6">Cell D<text:span text:style-name="T6">24</text:span>, Produce the Sum Value of the IGST for these purchase invoices</text:p>
      <text:p text:style-name="P6">Cell E<text:span text:style-name="T6">24</text:span>, F<text:span text:style-name="T6">24</text:span> Produce the Sum Value of CGST and SGST for these purchase invoices</text:p>
      <text:p text:style-name="P6">Cell <text:span text:style-name="T6">G24</text:span>: Produce the Sum Value of Cess for these Purchase Invoices</text:p>
      <text:p text:style-name="P6"/>
      <text:p text:style-name="P5"/>
      <text:p text:style-name="P7">Cell <text:span text:style-name="T4">C28 and C29 D28, D29, E28, E29, F28, F29, G28 &amp; G29 are manual entries</text:span></text:p>
      <text:p text:style-name="P7"/>
      <text:p text:style-name="P9">Cell C32: is the <text:span text:style-name="T5">Sum of Net Value for Purchase Invoices that have Invoice Type as Regular, and Eligibility for ITC is ineligible, however the Supplier Type is not Composition Dealer. D32 is the Total IGST Value for this condition, similarly for E32, F32 &amp; G32</text:span></text:p>
      <text:p text:style-name="P9"/>
      <text:p text:style-name="P12">C33 to G33 are manual entries</text:p>
      <text:p text:style-name="P12"/>
      <text:p text:style-name="P12">Cell D39 is the Net value of <text:span text:style-name="T5">Purchase Invoices that have Invoice Type as Regular, and Eligibility for ITC is ineligible, however the </text:span>Supplier<text:span text:style-name="T5"> Type is Composition Dealer.</text:span> And the Supplies have been made Out of State (Where the GSTIN State of the Company is different from the GSTIN State of the Supplier)</text:p>
      <text:p text:style-name="P12">Cell E39 is the Net value of <text:span text:style-name="T5">Purchase Invoices that have Invoice Type as Regular, and Eligibility for ITC is ineligible, however the </text:span>Supplier<text:span text:style-name="T5"> Type is Composition Dealer.</text:span> And the Supplies have been made Within State (Where the GSTIN State of the Company is the same as the GSTIN State of the Supplier)</text:p>
      <text:p text:style-name="P3"/>
      <text:p text:style-name="P12">C-F56 is manual entries</text:p>
      <text:p text:style-name="P12"/>
      <text:p text:style-name="P12">C79-115 Is the Net Value of all Sales Invoices made to Customer Type Individual values compiled for each state</text:p>
      <text:p text:style-name="P12">D79-115 is the IGST/<text:span text:style-name="T8">CGST+SGST (as appropriate)</text:span> val<text:span text:style-name="T8">u</text:span>e for all Sales Invoices made to Customer <text:soft-page-break/>Type Individual values compiled for each state</text:p>
      <text:p text:style-name="P12">E<text:span text:style-name="T8">79-115 is the net value of all Sales Invoices made to Customers with GST Status as Composite Dealer compiled for each state</text:span></text:p>
      <text:p text:style-name="P13">F79-115 is the <text:span text:style-name="T7">IGST/</text:span>CGST+SGST (as appropriate)<text:span text:style-name="T7"> val</text:span>u<text:span text:style-name="T7">e for all Sales Invoices made to Customer</text:span>s with GST Status Composite Dealer compiled for each state</text:p>
      <text:p text:style-name="P13">G79-115 is the net value of all Sales Invoices made to Customers with GST Status as UIN Holders compiled for each state</text:p>
      <text:p text:style-name="P13">F79-115 is the <text:span text:style-name="T7">IGST/</text:span>CGST+SGST (as appropriate)<text:span text:style-name="T7"> val</text:span>u<text:span text:style-name="T7">e for all Sales Invoices made to Customer</text:span>s with GST Status as UIN Holders compiled for each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09:37:01.560446725</meta:creation-date>
    <dc:date>2018-10-05T11:07:46.705251229</dc:date>
    <meta:editing-duration>PT3H8M45S</meta:editing-duration>
    <meta:editing-cycles>2</meta:editing-cycles>
    <meta:generator>LibreOffice/4.2.8.2$Linux_X86_64 LibreOffice_project/420m0$Build-2</meta:generator>
    <meta:document-statistic meta:table-count="0" meta:image-count="0" meta:object-count="0" meta:page-count="3" meta:paragraph-count="48" meta:word-count="1001" meta:character-count="5682" meta:non-whitespace-character-count="4727"/>
  </office:meta>
</office:document-meta>
</file>